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Standard">
      <style:paragraph-properties fo:margin-top="0.102in" fo:margin-bottom="0in"/>
      <style:text-properties style:font-name="Arial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3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4" style:family="paragraph" style:parent-style-name="Heading_20_2">
      <style:text-properties style:font-name="Arial" fo:font-size="10pt" style:font-size-asian="10pt" style:font-size-complex="10pt"/>
    </style:style>
    <style:style style:name="P75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T118" style:family="text">
      <style:text-properties fo:color="#ff6600"/>
    </style:style>
    <style:style style:name="T119" style:family="text">
      <style:text-properties fo:color="#ff6600" fo:language="en" fo:country="US"/>
    </style:style>
    <style:style style:name="T120" style:family="text">
      <style:text-properties fo:color="#ff6600" fo:language="en" fo:country="US" style:font-weight-complex="bold"/>
    </style:style>
    <style:style style:name="T121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30"/>
      <text:p text:style-name="P68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8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9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4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2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9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5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1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1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1"><text:span text:style-name="T8">BDKN</text:span>-0<text:span text:style-name="T8">6</text:span>: <text:span text:style-name="T118">0.1 </text:span><text:span text:style-name="T119">mSv/h</text:span><text:span text:style-name="T118"> – 10.0 </text:span><text:span text:style-name="T120">mSv/h</text:span><text:span text:style-name="T118">;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8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12"><text:span text:style-name="T8">PU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1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1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3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1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4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7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1736435706553265740" text:style-name="WW8Num2">
              <text:list-item>
                <text:p text:style-name="P73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5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69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69"><text:span text:style-name="T25">- Atmospheric pressure<text:tab/></text:span><text:span text:style-name="T25"><text:tab/><text:tab/><text:tab/>98,5 kPa</text:span></text:p>
      <text:p text:style-name="P69"><text:span text:style-name="T25">- Relative humidity<text:tab/><text:tab/></text:span><text:span text:style-name="T25"><text:tab/><text:tab/>$vlag %</text:span></text:p>
      <text:p text:style-name="P70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0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1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54">- </text:span><text:span text:style-name="T26">$eng_facility_beta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59">Radia-tion source <text:s/>number</text:p>
          </table:table-cell>
          <table:table-cell table:style-name="t16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59">Radia-tion source <text:s/>number</text:p>
          </table:table-cell>
          <table:table-cell table:style-name="t17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59">Radia-tion source <text:s/>number</text:p>
          </table:table-cell>
          <table:table-cell table:style-name="t23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20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59">Radia-tion source <text:s/>number</text:p>
          </table:table-cell>
          <table:table-cell table:style-name="t24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20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59">Radia-tion source <text:s/>number</text:p>
          </table:table-cell>
          <table:table-cell table:style-name="t18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20"><text:span text:style-name="T8">70</text:span> <text:span text:style-name="T54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2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59">Radia-tion source <text:s/>number</text:p>
          </table:table-cell>
          <table:table-cell table:style-name="t2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59">Radia-tion source <text:s/>number</text:p>
          </table:table-cell>
          <table:table-cell table:style-name="t1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59">Radia-tion source <text:s/>number</text:p>
          </table:table-cell>
          <table:table-cell table:style-name="t2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59">Radia-tion source <text:s/>number</text:p>
          </table:table-cell>
          <table:table-cell table:style-name="t3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59">Radia-tion source <text:s/>number</text:p>
          </table:table-cell>
          <table:table-cell table:style-name="t4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59">Radia-tion source <text:s/>number</text:p>
          </table:table-cell>
          <table:table-cell table:style-name="t5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59">Radia-tion source <text:s/>number</text:p>
          </table:table-cell>
          <table:table-cell table:style-name="t6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59">Radia-tion source <text:s/>number</text:p>
          </table:table-cell>
          <table:table-cell table:style-name="t7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59">Radia-tion source <text:s/>number</text:p>
          </table:table-cell>
          <table:table-cell table:style-name="t8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3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59">Radia-tion source <text:s/>number</text:p>
          </table:table-cell>
          <table:table-cell table:style-name="t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5" office:value-type="string">
            <text:p text:style-name="P20">0,<text:span text:style-name="T54">35</text:span> Sv/h</text:p>
          </table:table-cell>
          <table:table-cell table:style-name="t9.B5" office:value-type="string">
            <text:p text:style-name="P21">$9-37</text:p>
          </table:table-cell>
          <table:table-cell table:style-name="t9.B5" office:value-type="string">
            <text:p text:style-name="P21">$9-47</text:p>
          </table:table-cell>
          <table:table-cell table:style-name="t9.B5" office:value-type="string">
            <text:p text:style-name="P21">$9-57</text:p>
          </table:table-cell>
          <table:table-cell table:style-name="t9.B5" office:value-type="string">
            <text:p text:style-name="P21">$9-67</text:p>
          </table:table-cell>
          <table:table-cell table:style-name="t9.B5" office:value-type="string">
            <text:p text:style-name="P21">$9-77</text:p>
          </table:table-cell>
          <table:table-cell table:style-name="t9.B5" office:value-type="string">
            <text:p text:style-name="P21">$9-87</text:p>
          </table:table-cell>
          <table:table-cell table:style-name="t9.B5" office:value-type="string">
            <text:p text:style-name="P21">$9-07</text:p>
          </table:table-cell>
          <table:table-cell table:style-name="t9.B5" office:value-type="string">
            <text:p text:style-name="P21">$9-17</text:p>
          </table:table-cell>
          <table:table-cell table:style-name="t9.B5" office:value-type="string">
            <text:p text:style-name="P21">$9-27</text:p>
          </table:table-cell>
          <table:covered-table-cell/>
        </table:table-row>
        <table:table-row>
          <table:table-cell table:style-name="t9.A13" office:value-type="string">
            <text:p text:style-name="P20"><text:span text:style-name="T54">0</text:span>,<text:span text:style-name="T54">5 </text:span>Sv/h</text:p>
          </table:table-cell>
          <table:table-cell table:style-name="t9.B13" office:value-type="string">
            <text:p text:style-name="P21">$9-38</text:p>
          </table:table-cell>
          <table:table-cell table:style-name="t9.B13" office:value-type="string">
            <text:p text:style-name="P21">$9-48</text:p>
          </table:table-cell>
          <table:table-cell table:style-name="t9.B13" office:value-type="string">
            <text:p text:style-name="P21">$9-58</text:p>
          </table:table-cell>
          <table:table-cell table:style-name="t9.B13" office:value-type="string">
            <text:p text:style-name="P21">$9-68</text:p>
          </table:table-cell>
          <table:table-cell table:style-name="t9.B13" office:value-type="string">
            <text:p text:style-name="P21">$9-78</text:p>
          </table:table-cell>
          <table:table-cell table:style-name="t9.B13" office:value-type="string">
            <text:p text:style-name="P21">$9-88</text:p>
          </table:table-cell>
          <table:table-cell table:style-name="t9.B13" office:value-type="string">
            <text:p text:style-name="P21">$9-08</text:p>
          </table:table-cell>
          <table:table-cell table:style-name="t9.B13" office:value-type="string">
            <text:p text:style-name="P21">$9-18</text:p>
          </table:table-cell>
          <table:table-cell table:style-name="t9.B13" office:value-type="string">
            <text:p text:style-name="P21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600</text:p>
            <text:p text:style-name="P19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600</text:p>
            <text:p text:style-name="P19"><text:span text:style-name="T10">φ</text:span><text:span text:style-name="T45">0i</text:span><text:span text:style-name="T8">=57,</text:span>0</text:p>
            <text:p text:style-name="P19">20-100</text:p>
          </table:table-cell>
          <table:table-cell table:style-name="t10.B2" office:value-type="string">
            <text:p text:style-name="P62">ИБН-8-6</text:p>
            <text:p text:style-name="P63"><text:s text:c="3"/>N010</text:p>
            <text:p text:style-name="P61"><text:span text:style-name="T8">R=1,0 </text:span><text:span text:style-name="T9">m</text:span></text:p>
            <text:p text:style-name="P63">B(R)=0,863</text:p>
            <text:p text:style-name="P61"><text:span text:style-name="T10">φ</text:span><text:span text:style-name="T45">0i</text:span><text:span text:style-name="T8">=235</text:span></text:p>
            <text:p text:style-name="P62">2⋅10<text:span text:style-name="T33">2</text:span> - 10<text:span text:style-name="T33">3</text:span></text:p>
          </table:table-cell>
          <table:table-cell table:style-name="t10.F2" office:value-type="string">
            <text:p text:style-name="P62">ИБН-8-6</text:p>
            <text:p text:style-name="P63"><text:s text:c="3"/>N010</text:p>
            <text:p text:style-name="P61"><text:span text:style-name="T8">R=0,5 </text:span><text:span text:style-name="T9">m</text:span></text:p>
            <text:p text:style-name="P63">B(R)=0,965</text:p>
            <text:p text:style-name="P61"><text:span text:style-name="T10">φ</text:span><text:span text:style-name="T45">0i</text:span><text:span text:style-name="T8">=986</text:span></text:p>
            <text:p text:style-name="P62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6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7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4">20-100</text:p>
          </table:table-cell>
          <table:table-cell table:style-name="t11.B2" office:value-type="string">
            <text:p text:style-name="P62">ИБН-8-6</text:p>
            <text:p text:style-name="P63">N010</text:p>
            <text:p text:style-name="P61"><text:span text:style-name="T8">R=1,0 </text:span><text:span text:style-name="T9">m</text:span></text:p>
            <text:p text:style-name="P61"><text:span text:style-name="T8">B(R)=0,</text:span>980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4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2">ИБН-8-6</text:p>
            <text:p text:style-name="P63">N010</text:p>
            <text:p text:style-name="P61"><text:span text:style-name="T8">R=0,5 </text:span><text:span text:style-name="T9">m</text:span></text:p>
            <text:p text:style-name="P61"><text:span text:style-name="T8">B(R)=0,9</text:span>95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4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121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7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9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922</text:p>
            <text:p text:style-name="P19"><text:span text:style-name="T73">H</text:span><text:span text:style-name="T86">*</text:span><text:span text:style-name="T80">oi</text:span><text:span text:style-name="T77">(10)</text:span><text:span text:style-name="T8">=</text:span><text:span text:style-name="T54">80</text:span></text:p>
            <text:p text:style-name="P24">20-100</text:p>
          </table:table-cell>
          <table:table-cell table:style-name="t28.B2" office:value-type="string">
            <text:p text:style-name="P62">ИБН-8-6</text:p>
            <text:p text:style-name="P63">N010</text:p>
            <text:p text:style-name="P61"><text:span text:style-name="T8">R=1,0 </text:span><text:span text:style-name="T9">m</text:span></text:p>
            <text:p text:style-name="P61"><text:span text:style-name="T8">B(R)=0,</text:span>980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330</text:span></text:p>
            <text:p text:style-name="P64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2">ИБН-8-6</text:p>
            <text:p text:style-name="P63">N010</text:p>
            <text:p text:style-name="P61"><text:span text:style-name="T8">R=0,5 </text:span><text:span text:style-name="T9">m</text:span></text:p>
            <text:p text:style-name="P61"><text:span text:style-name="T8">B(R)=0,9</text:span>95</text:p>
            <text:p text:style-name="P61"><text:span text:style-name="T73">H</text:span><text:span text:style-name="T86">*</text:span><text:span text:style-name="T80">oi</text:span><text:span text:style-name="T77">(10)</text:span><text:span text:style-name="T8">=</text:span><text:span text:style-name="T54">1460</text:span></text:p>
            <text:p text:style-name="P64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0,607</text:p>
            <text:p text:style-name="P19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0,607</text:p>
            <text:p text:style-name="P19"><text:span text:style-name="T10">φ</text:span><text:span text:style-name="T45">0i</text:span><text:span text:style-name="T8">=57,</text:span>0</text:p>
            <text:p text:style-name="P19">20-100</text:p>
          </table:table-cell>
          <table:table-cell table:style-name="t27.B2" office:value-type="string">
            <text:p text:style-name="P62">ИБН-8-6</text:p>
            <text:p text:style-name="P63"><text:s text:c="3"/>N010</text:p>
            <text:p text:style-name="P61"><text:span text:style-name="T8">R=1,0 </text:span><text:span text:style-name="T9">m</text:span></text:p>
            <text:p text:style-name="P63">B(R)=0,866</text:p>
            <text:p text:style-name="P61"><text:span text:style-name="T10">φ</text:span><text:span text:style-name="T45">0i</text:span><text:span text:style-name="T8">=235</text:span></text:p>
            <text:p text:style-name="P62">2⋅10<text:span text:style-name="T33">2</text:span> - 10<text:span text:style-name="T33">3</text:span></text:p>
          </table:table-cell>
          <table:table-cell table:style-name="t27.F2" office:value-type="string">
            <text:p text:style-name="P62">ИБН-8-6</text:p>
            <text:p text:style-name="P63"><text:s text:c="3"/>N010</text:p>
            <text:p text:style-name="P61"><text:span text:style-name="T8">R=0,5 </text:span><text:span text:style-name="T9">m</text:span></text:p>
            <text:p text:style-name="P63">B(R)=0,966</text:p>
            <text:p text:style-name="P61"><text:span text:style-name="T10">φ</text:span><text:span text:style-name="T45">0i</text:span><text:span text:style-name="T8">=986</text:span></text:p>
            <text:p text:style-name="P62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59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float" office:value="1179">
            <text:p text:style-name="P28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float" office:value="1180">
            <text:p text:style-name="P28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float" office:value="1181">
            <text:p text:style-name="P28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float" office:value="1182">
            <text:p text:style-name="P28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59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float" office:value="651">
            <text:p text:style-name="P29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float" office:value="653">
            <text:p text:style-name="P29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float" office:value="0">
            <text:p text:style-name="P29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float" office:value="0">
            <text:p text:style-name="P29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3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59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float" office:value="651">
            <text:p text:style-name="P29">0651</text:p>
          </table:table-cell>
          <table:table-cell table:style-name="t25.C5" office:value-type="string">
            <text:p text:style-name="P21">$s_bg</text:p>
          </table:table-cell>
          <table:table-cell table:style-name="t25.C5" office:value-type="string">
            <text:p text:style-name="P21">$25-60</text:p>
          </table:table-cell>
          <table:table-cell table:style-name="t25.C5" office:value-type="string">
            <text:p text:style-name="P21">$25-70</text:p>
          </table:table-cell>
          <table:table-cell table:style-name="t25.C5" office:value-type="string">
            <text:p text:style-name="P21">$25-80</text:p>
          </table:table-cell>
          <table:table-cell table:style-name="t25.C5" office:value-type="string">
            <text:p text:style-name="P21">$25-00</text:p>
          </table:table-cell>
          <table:table-cell table:style-name="t25.C5" office:value-type="string">
            <text:p text:style-name="P21">$25-10</text:p>
          </table:table-cell>
          <table:table-cell table:style-name="t25.C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float" office:value="653">
            <text:p text:style-name="P29">0652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1</text:p>
          </table:table-cell>
          <table:table-cell table:style-name="t25.C5" office:value-type="string">
            <text:p text:style-name="P21">$25-71</text:p>
          </table:table-cell>
          <table:table-cell table:style-name="t25.C5" office:value-type="string">
            <text:p text:style-name="P21">$25-81</text:p>
          </table:table-cell>
          <table:table-cell table:style-name="t25.C5" office:value-type="string">
            <text:p text:style-name="P21">$25-01</text:p>
          </table:table-cell>
          <table:table-cell table:style-name="t25.C5" office:value-type="string">
            <text:p text:style-name="P21">$25-11</text:p>
          </table:table-cell>
          <table:table-cell table:style-name="t25.C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float" office:value="0">
            <text:p text:style-name="P29">0653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2</text:p>
          </table:table-cell>
          <table:table-cell table:style-name="t25.C5" office:value-type="string">
            <text:p text:style-name="P21">$25-72</text:p>
          </table:table-cell>
          <table:table-cell table:style-name="t25.C5" office:value-type="string">
            <text:p text:style-name="P21">$25-82</text:p>
          </table:table-cell>
          <table:table-cell table:style-name="t25.C5" office:value-type="string">
            <text:p text:style-name="P21">$25-02</text:p>
          </table:table-cell>
          <table:table-cell table:style-name="t25.C5" office:value-type="string">
            <text:p text:style-name="P21">$25-12</text:p>
          </table:table-cell>
          <table:table-cell table:style-name="t25.C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float" office:value="0">
            <text:p text:style-name="P29">0655</text:p>
          </table:table-cell>
          <table:table-cell table:style-name="t25.C8" office:value-type="string">
            <text:p text:style-name="P21">---</text:p>
          </table:table-cell>
          <table:table-cell table:style-name="t25.C8" office:value-type="string">
            <text:p text:style-name="P21">$25-63</text:p>
          </table:table-cell>
          <table:table-cell table:style-name="t25.C8" office:value-type="string">
            <text:p text:style-name="P21">$25-73</text:p>
          </table:table-cell>
          <table:table-cell table:style-name="t25.C8" office:value-type="string">
            <text:p text:style-name="P21">$25-83</text:p>
          </table:table-cell>
          <table:table-cell table:style-name="t25.C8" office:value-type="string">
            <text:p text:style-name="P21">$25-03</text:p>
          </table:table-cell>
          <table:table-cell table:style-name="t25.C8" office:value-type="string">
            <text:p text:style-name="P21">$25-13</text:p>
          </table:table-cell>
          <table:table-cell table:style-name="t25.C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4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59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4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59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4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59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45">06<text:span text:style-name="T8">63</text:span>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45">06<text:span text:style-name="T8">64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45">06<text:span text:style-name="T8">65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45">06<text:span text:style-name="T8">66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45">06<text:span text:style-name="T8">67</text:span>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59">Radia-tion source <text:s/>number</text:p>
          </table:table-cell>
          <table:table-cell table:style-name="t19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59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2"><text:span text:style-name="T29">Relative alph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float" office:value="1179">
            <text:p text:style-name="P28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float" office:value="1180">
            <text:p text:style-name="P28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float" office:value="1181">
            <text:p text:style-name="P28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float" office:value="1182">
            <text:p text:style-name="P28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float" office:value="1183">
            <text:p text:style-name="P28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4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5"><text:span text:style-name="T8">Flux density in test point</text:span> <text:span text:style-name="T103">φ</text:span><text:span text:style-name="T43">0</text:span><text:span text:style-name="T44">i</text:span>,</text:p>
            <text:p text:style-name="P66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59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2"><text:span text:style-name="T29">Relative bet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1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59">Radia-tion source <text:s/>number</text:p>
          </table:table-cell>
          <table:table-cell table:style-name="t22.B2" table:number-rows-spanned="3" office:value-type="string">
            <text:p text:style-name="P52"><text:span text:style-name="T8">Distan-ce to source</text:span>, </text:p>
            <text:p text:style-name="P53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2"><text:span text:style-name="T29">Relative gamma radiation dose rate measure-ment</text:span> <text:span text:style-name="T8">error</text:span></text:p>
            <text:p text:style-name="P60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8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4"><text:span text:style-name="T8">Limits of intrinsic relative error</text:span>, </text:p>
            <text:p text:style-name="P54">% </text:p>
            <text:p text:style-name="P56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Calibrated by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0">(signature)</text:p>
          </table:table-cell>
        </table:table-row>
        <table:table-row>
          <table:table-cell table:style-name="Таблица1.A1" office:value-type="string">
            <text:p text:style-name="P47">Technical control: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0">(signature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26T09:39:03.74</dc:date>
    <meta:print-date>2019-04-03T15:18:00</meta:print-date>
    <meta:editing-cycles>181</meta:editing-cycles>
    <meta:editing-duration>PT13H39M21S</meta:editing-duration>
    <meta:generator>OpenOffice/4.1.6$Win32 OpenOffice.org_project/416m1$Build-9790</meta:generator>
    <meta:document-statistic meta:table-count="97" meta:image-count="1" meta:object-count="0" meta:page-count="12" meta:paragraph-count="2157" meta:word-count="3860" meta:character-count="22189"/>
  </office:meta>
</office:document-meta>
</file>